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2cm" fo:min-width="2.5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cm" fo:min-width="2.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1cm" fo:min-width="2.5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7cm" fo:min-width="2.5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0.382cm" fo:min-width="2.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start" fo:text-indent="0cm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2pt" fo:font-weight="bold"/>
    </style:style>
    <style:style style:name="T1" style:family="text">
      <style:text-properties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3cm" svg:height="0.963cm" svg:x="25.563cm" svg:y="24.081cm">
          <draw:text-box>
            <text:p text:style-name="P1">core</text:p>
          </draw:text-box>
        </draw:frame>
        <draw:g draw:id="id3">
          <draw:g>
            <draw:frame draw:style-name="gr2" draw:text-style-name="P1" draw:layer="layout" svg:width="4cm" svg:height="0.963cm" svg:x="25.063cm" svg:y="46.081cm">
              <draw:text-box>
                <text:p text:style-name="P1">main</text:p>
              </draw:text-box>
            </draw:frame>
            <draw:frame draw:style-name="gr2" draw:text-style-name="P1" draw:layer="layout" svg:width="4cm" svg:height="0.963cm" svg:x="25.063cm" svg:y="47.081cm">
              <draw:text-box>
                <text:p text:style-name="P1">main/startup</text:p>
              </draw:text-box>
            </draw:frame>
          </draw:g>
        </draw:g>
        <draw:frame draw:style-name="gr1" draw:text-style-name="P1" draw:id="id20" draw:layer="layout" svg:width="3.5cm" svg:height="0.963cm" svg:x="22.063cm" svg:y="35.081cm">
          <draw:text-box>
            <text:p text:style-name="P1">migration</text:p>
          </draw:text-box>
        </draw:frame>
        <draw:connector draw:style-name="gr3" draw:text-style-name="P2" draw:layer="layout" draw:type="lines" svg:x1="27.063cm" svg:y1="24.081cm" svg:x2="34.563cm" svg:y2="22.101cm" draw:start-shape="id1" draw:start-glue-point="0" draw:end-shape="id2" draw:end-glue-point="2">
          <text:p text:style-name="P3"/>
        </draw:connector>
        <draw:frame draw:style-name="gr4" draw:text-style-name="P1" draw:id="id4" draw:layer="layout" svg:width="2.5cm" svg:height="0.963cm" svg:x="25.804cm" svg:y="31.081cm">
          <draw:text-box>
            <text:p text:style-name="P1">widget</text:p>
          </draw:text-box>
        </draw:frame>
        <draw:connector draw:style-name="gr3" draw:text-style-name="P2" draw:layer="layout" draw:type="lines" svg:x1="27.063cm" svg:y1="46.081cm" svg:x2="27.054cm" svg:y2="32.044cm" draw:start-shape="id3" draw:start-glue-point="0" draw:end-shape="id4" draw:end-glue-point="2">
          <text:p text:style-name="P3"/>
        </draw:connector>
        <draw:connector draw:style-name="gr3" draw:text-style-name="P2" draw:layer="layout" draw:type="lines" svg:x1="27.054cm" svg:y1="31.081cm" svg:x2="27.063cm" svg:y2="25.044cm" draw:start-shape="id4" draw:start-glue-point="0" draw:end-shape="id1" draw:end-glue-point="2">
          <text:p text:style-name="P3"/>
        </draw:connector>
        <draw:frame draw:style-name="gr1" draw:text-style-name="P1" draw:id="id5" draw:layer="layout" svg:width="5cm" svg:height="0.963cm" svg:x="11.063cm" svg:y="37.581cm">
          <draw:text-box>
            <text:p text:style-name="P1">plugins/queries</text:p>
          </draw:text-box>
        </draw:frame>
        <draw:frame draw:style-name="gr1" draw:text-style-name="P1" draw:id="id7" draw:layer="layout" svg:width="5.5cm" svg:height="0.963cm" svg:x="5.063cm" svg:y="37.581cm">
          <draw:text-box>
            <text:p text:style-name="P1">plugins/relations</text:p>
          </draw:text-box>
        </draw:frame>
        <draw:frame draw:style-name="gr4" draw:text-style-name="P1" draw:id="id6" draw:layer="layout" svg:width="5cm" svg:height="0.963cm" svg:x="9.563cm" svg:y="34.081cm">
          <draw:text-box>
            <text:p text:style-name="P1">widget/relations</text:p>
          </draw:text-box>
        </draw:frame>
        <draw:connector draw:style-name="gr3" draw:text-style-name="P2" draw:layer="layout" draw:type="lines" svg:x1="13.563cm" svg:y1="37.581cm" svg:x2="12.063cm" svg:y2="35.044cm" draw:start-shape="id5" draw:start-glue-point="0" draw:end-shape="id6" draw:end-glue-point="2">
          <text:p text:style-name="P3"/>
        </draw:connector>
        <draw:connector draw:style-name="gr3" draw:text-style-name="P2" draw:layer="layout" draw:type="lines" svg:x1="7.813cm" svg:y1="37.581cm" svg:x2="12.063cm" svg:y2="35.044cm" draw:start-shape="id7" draw:start-glue-point="0" draw:end-shape="id6" draw:end-glue-point="2">
          <text:p text:style-name="P3"/>
        </draw:connector>
        <draw:frame draw:style-name="gr1" draw:text-style-name="P1" draw:id="id13" draw:layer="layout" svg:width="4cm" svg:height="0.963cm" svg:x="18.823cm" svg:y="24.081cm">
          <draw:text-box>
            <text:p text:style-name="P1">widget/utils</text:p>
          </draw:text-box>
        </draw:frame>
        <draw:frame draw:style-name="gr1" draw:text-style-name="P1" draw:id="id12" draw:layer="layout" svg:width="5.5cm" svg:height="0.963cm" svg:x="18.063cm" svg:y="27.044cm">
          <draw:text-box>
            <text:p text:style-name="P1">widget/tableview</text:p>
          </draw:text-box>
        </draw:frame>
        <draw:frame draw:style-name="gr1" draw:text-style-name="P1" draw:id="id8" draw:layer="layout" svg:width="6.5cm" svg:height="0.963cm" svg:x="19.563cm" svg:y="19.601cm">
          <draw:text-box>
            <text:p text:style-name="P1">koffice/lib/koproperty</text:p>
          </draw:text-box>
        </draw:frame>
        <draw:connector draw:style-name="gr3" draw:text-style-name="P2" draw:layer="layout" draw:type="lines" svg:x1="27.063cm" svg:y1="24.081cm" svg:x2="22.813cm" svg:y2="20.564cm" draw:start-shape="id1" draw:start-glue-point="0" draw:end-shape="id8" draw:end-glue-point="2">
          <text:p text:style-name="P3"/>
        </draw:connector>
        <draw:connector draw:style-name="gr3" draw:text-style-name="P2" draw:layer="layout" draw:type="lines" svg:x1="12.063cm" svg:y1="34.081cm" svg:x2="27.054cm" svg:y2="32.044cm" draw:start-shape="id6" draw:start-glue-point="0" draw:end-shape="id4" draw:end-glue-point="2">
          <text:p text:style-name="P3"/>
        </draw:connector>
        <draw:frame draw:style-name="gr4" draw:text-style-name="P1" draw:id="id9" draw:layer="layout" svg:width="3cm" svg:height="0.963cm" svg:x="33.063cm" svg:y="17.638cm">
          <draw:text-box>
            <text:p text:style-name="P1">kexiutils</text:p>
          </draw:text-box>
        </draw:frame>
        <draw:g draw:id="id2">
          <draw:frame draw:style-name="gr1" draw:text-style-name="P1" draw:layer="layout" svg:width="3cm" svg:height="0.963cm" svg:x="33.063cm" svg:y="20.101cm">
            <draw:text-box>
              <text:p text:style-name="P1">kexidb</text:p>
            </draw:text-box>
          </draw:frame>
          <draw:frame draw:style-name="gr1" draw:text-style-name="P1" draw:layer="layout" svg:width="3cm" svg:height="0.963cm" svg:x="33.063cm" svg:y="21.138cm">
            <draw:text-box>
              <text:p text:style-name="P1">parser</text:p>
            </draw:text-box>
          </draw:frame>
        </draw:g>
        <draw:connector draw:style-name="gr3" draw:text-style-name="P2" draw:layer="layout" draw:type="lines" svg:x1="34.563cm" svg:y1="20.101cm" svg:x2="34.563cm" svg:y2="18.601cm" draw:start-shape="id2" draw:start-glue-point="0" draw:end-shape="id9" draw:end-glue-point="2">
          <text:p text:style-name="P3"/>
        </draw:connector>
        <draw:frame draw:style-name="gr1" draw:text-style-name="P1" draw:id="id10" draw:layer="layout" svg:width="5cm" svg:height="0.963cm" svg:x="32.063cm" svg:y="24.138cm">
          <draw:text-box>
            <text:p text:style-name="P1">kexidb/drivers/*</text:p>
          </draw:text-box>
        </draw:frame>
        <draw:connector draw:style-name="gr3" draw:text-style-name="P2" draw:layer="layout" draw:type="lines" svg:x1="34.563cm" svg:y1="24.138cm" svg:x2="34.563cm" svg:y2="22.101cm" draw:start-shape="id10" draw:start-glue-point="0" draw:end-shape="id2" draw:end-glue-point="2">
          <text:p text:style-name="P3"/>
        </draw:connector>
        <draw:frame draw:style-name="gr1" draw:text-style-name="P1" draw:id="id11" draw:layer="layout" svg:width="4.5cm" svg:height="0.963cm" svg:x="16.363cm" svg:y="37.618cm">
          <draw:text-box>
            <text:p text:style-name="P1">plugins/tables</text:p>
          </draw:text-box>
        </draw:frame>
        <draw:connector draw:style-name="gr3" draw:text-style-name="P2" draw:layer="layout" draw:type="lines" draw:line-skew="-1.537cm" svg:x1="18.613cm" svg:y1="37.618cm" svg:x2="27.054cm" svg:y2="32.044cm" draw:start-shape="id11" draw:start-glue-point="0" draw:end-shape="id4" draw:end-glue-point="2">
          <text:p text:style-name="P3"/>
        </draw:connector>
        <draw:frame draw:style-name="gr1" draw:text-style-name="P1" draw:id="id14" draw:layer="layout" svg:width="4.5cm" svg:height="1.675cm" svg:x="27.563cm" svg:y="42.581cm">
          <draw:text-box>
            <text:p text:style-name="P1">plugins/forms</text:p>
            <text:p text:style-name="P1">(plugin)</text:p>
          </draw:text-box>
        </draw:frame>
        <draw:connector draw:style-name="gr3" draw:text-style-name="P2" draw:layer="layout" draw:type="lines" svg:x1="27.054cm" svg:y1="31.081cm" svg:x2="20.813cm" svg:y2="28.007cm" draw:start-shape="id4" draw:start-glue-point="0" draw:end-shape="id12" draw:end-glue-point="2">
          <text:p text:style-name="P3"/>
        </draw:connector>
        <draw:connector draw:style-name="gr3" draw:text-style-name="P2" draw:layer="layout" draw:type="lines" svg:x1="20.813cm" svg:y1="27.044cm" svg:x2="20.823cm" svg:y2="25.044cm" draw:start-shape="id12" draw:start-glue-point="0" draw:end-shape="id13" draw:end-glue-point="2">
          <text:p text:style-name="P3"/>
        </draw:connector>
        <draw:frame draw:style-name="gr1" draw:text-style-name="P1" draw:id="id16" draw:layer="layout" svg:width="4.5cm" svg:height="1.675cm" svg:x="32.563cm" svg:y="42.581cm">
          <draw:text-box>
            <text:p text:style-name="P1">plugins/forms (dbwidgets)</text:p>
          </draw:text-box>
        </draw:frame>
        <draw:frame draw:style-name="gr1" draw:text-style-name="P1" draw:id="id15" draw:layer="layout" svg:width="6cm" svg:height="1.675cm" svg:x="33.563cm" svg:y="37.581cm">
          <draw:text-box>
            <text:p text:style-name="P1">plugins/forms (kexiformutils)</text:p>
          </draw:text-box>
        </draw:frame>
        <draw:connector draw:style-name="gr3" draw:text-style-name="P2" draw:layer="layout" draw:type="lines" svg:x1="29.813cm" svg:y1="42.581cm" svg:x2="36.563cm" svg:y2="39.256cm" draw:start-shape="id14" draw:start-glue-point="0" draw:end-shape="id15" draw:end-glue-point="2">
          <text:p text:style-name="P3"/>
        </draw:connector>
        <draw:connector draw:style-name="gr3" draw:text-style-name="P2" draw:layer="layout" draw:type="lines" svg:x1="34.813cm" svg:y1="42.581cm" svg:x2="36.563cm" svg:y2="39.256cm" draw:start-shape="id16" draw:start-glue-point="0" draw:end-shape="id15" draw:end-glue-point="2">
          <text:p text:style-name="P3"/>
        </draw:connector>
        <draw:connector draw:style-name="gr3" draw:text-style-name="P2" draw:layer="layout" draw:type="lines" svg:x1="36.563cm" svg:y1="37.581cm" svg:x2="39.813cm" svg:y2="35.044cm" draw:start-shape="id15" draw:start-glue-point="0" draw:end-shape="id17" draw:end-glue-point="2">
          <text:p text:style-name="P3"/>
        </draw:connector>
        <draw:frame draw:style-name="gr1" draw:text-style-name="P1" draw:id="id17" draw:layer="layout" svg:width="3.5cm" svg:height="0.963cm" svg:x="38.063cm" svg:y="34.081cm">
          <draw:text-box>
            <text:p text:style-name="P1">formeditor</text:p>
          </draw:text-box>
        </draw:frame>
        <draw:connector draw:style-name="gr3" draw:text-style-name="P2" draw:layer="layout" draw:type="lines" svg:x1="39.813cm" svg:y1="34.081cm" svg:x2="27.054cm" svg:y2="32.044cm" draw:start-shape="id17" draw:start-glue-point="0" draw:end-shape="id4" draw:end-glue-point="2">
          <text:p text:style-name="P3"/>
        </draw:connector>
        <draw:frame draw:style-name="gr1" draw:text-style-name="P1" draw:id="id19" draw:layer="layout" svg:width="6cm" svg:height="1.675cm" svg:x="46.563cm" svg:y="37.581cm">
          <draw:text-box>
            <text:p text:style-name="P1">formeditor/factories (container widgets)</text:p>
          </draw:text-box>
        </draw:frame>
        <draw:frame draw:style-name="gr5" draw:text-style-name="P1" draw:id="id18" draw:layer="layout" svg:width="6cm" svg:height="1.675cm" svg:x="40.063cm" svg:y="37.581cm">
          <draw:text-box>
            <text:p text:style-name="P1">formeditor/factories (standard widgets)</text:p>
          </draw:text-box>
        </draw:frame>
        <draw:connector draw:style-name="gr3" draw:text-style-name="P2" draw:layer="layout" draw:type="lines" svg:x1="43.063cm" svg:y1="37.581cm" svg:x2="39.813cm" svg:y2="35.044cm" draw:start-shape="id18" draw:start-glue-point="0" draw:end-shape="id17" draw:end-glue-point="2">
          <text:p text:style-name="P3"/>
        </draw:connector>
        <draw:connector draw:style-name="gr3" draw:text-style-name="P2" draw:layer="layout" draw:type="lines" svg:x1="49.563cm" svg:y1="37.581cm" svg:x2="39.813cm" svg:y2="35.044cm" draw:start-shape="id19" draw:start-glue-point="0" draw:end-shape="id17" draw:end-glue-point="2">
          <text:p text:style-name="P3"/>
        </draw:connector>
        <draw:connector draw:style-name="gr3" draw:text-style-name="P2" draw:layer="layout" draw:type="lines" svg:x1="23.813cm" svg:y1="35.081cm" svg:x2="27.054cm" svg:y2="32.044cm" draw:start-shape="id20" draw:start-glue-point="0" draw:end-shape="id4" draw:end-glue-point="2">
          <text:p text:style-name="P3"/>
        </draw:connector>
        <draw:frame draw:style-name="gr1" draw:text-style-name="P1" draw:id="id22" draw:layer="layout" svg:width="5.5cm" svg:height="0.963cm" svg:x="21.063cm" svg:y="37.618cm">
          <draw:text-box>
            <text:p text:style-name="P1">plugins/migration</text:p>
          </draw:text-box>
        </draw:frame>
        <draw:connector draw:style-name="gr3" draw:text-style-name="P2" draw:layer="layout" draw:type="lines" svg:x1="45.063cm" svg:y1="34.101cm" svg:x2="27.063cm" svg:y2="25.044cm" draw:start-shape="id21" draw:start-glue-point="0" draw:end-shape="id1" draw:end-glue-point="2">
          <text:p text:style-name="P3"/>
        </draw:connector>
        <draw:frame draw:style-name="gr1" draw:text-style-name="P1" draw:id="id21" draw:layer="layout" svg:width="6cm" svg:height="0.963cm" svg:x="42.063cm" svg:y="34.101cm">
          <draw:text-box>
            <text:p text:style-name="P1">plugins/import/csv</text:p>
          </draw:text-box>
        </draw:frame>
        <draw:connector draw:style-name="gr3" draw:text-style-name="P2" draw:layer="layout" draw:type="lines" draw:line-skew="-0.037cm" svg:x1="23.813cm" svg:y1="37.618cm" svg:x2="23.813cm" svg:y2="36.044cm" draw:start-shape="id22" draw:start-glue-point="0" draw:end-shape="id20" draw:end-glue-point="2">
          <text:p text:style-name="P3"/>
        </draw:connector>
        <draw:frame draw:style-name="gr1" draw:text-style-name="P1" draw:id="id23" draw:layer="layout" svg:width="5cm" svg:height="1.675cm" svg:x="37.563cm" svg:y="42.581cm">
          <draw:text-box>
            <text:p text:style-name="P1">plugins/reports</text:p>
            <text:p text:style-name="P1">(plugin)</text:p>
          </draw:text-box>
        </draw:frame>
        <draw:connector draw:style-name="gr3" draw:text-style-name="P2" draw:layer="layout" draw:type="lines" svg:x1="40.063cm" svg:y1="42.581cm" svg:x2="36.563cm" svg:y2="39.256cm" draw:start-shape="id23" draw:start-glue-point="0" draw:end-shape="id15" draw:end-glue-point="2">
          <text:p text:style-name="P3"/>
        </draw:connector>
        <draw:frame draw:style-name="gr1" draw:text-style-name="P1" draw:id="id24" draw:layer="layout" svg:width="5cm" svg:height="1.675cm" svg:x="43.063cm" svg:y="42.581cm">
          <draw:text-box>
            <text:p text:style-name="P1">plugins/reports</text:p>
            <text:p text:style-name="P1">(reportwidgets)</text:p>
          </draw:text-box>
        </draw:frame>
        <draw:connector draw:style-name="gr3" draw:text-style-name="P2" draw:layer="layout" draw:type="lines" svg:x1="45.563cm" svg:y1="42.581cm" svg:x2="36.563cm" svg:y2="39.256cm" draw:start-shape="id24" draw:start-glue-point="0" draw:end-shape="id15" draw:end-glue-point="2">
          <text:p text:style-name="P3"/>
        </draw:connector>
        <draw:frame draw:style-name="gr1" draw:text-style-name="P1" draw:id="id25" draw:layer="layout" svg:width="5.5cm" svg:height="0.963cm" svg:x="27.563cm" svg:y="37.618cm">
          <draw:text-box>
            <text:p text:style-name="P1">plugins/scripting</text:p>
          </draw:text-box>
        </draw:frame>
        <draw:connector draw:style-name="gr3" draw:text-style-name="P2" draw:layer="layout" draw:type="lines" svg:x1="30.313cm" svg:y1="37.618cm" svg:x2="27.054cm" svg:y2="32.044cm" draw:start-shape="id25" draw:start-glue-point="0" draw:end-shape="id4" draw:end-glue-point="2">
          <text:p text:style-name="P3"/>
        </draw:connector>
        <draw:frame draw:style-name="gr6" draw:text-style-name="P1" draw:id="id32" draw:layer="layout" svg:width="5.5cm" svg:height="1.063cm" svg:x="24.323cm" svg:y="49.951cm">
          <draw:text-box>
            <text:p text:style-name="P1">Kexi (application)</text:p>
          </draw:text-box>
        </draw:frame>
        <draw:frame draw:style-name="gr1" draw:text-style-name="P1" draw:id="id27" draw:layer="layout" svg:width="5.5cm" svg:height="0.963cm" svg:x="32.063cm" svg:y="11.101cm">
          <draw:text-box>
            <text:p text:style-name="P1">scriptingcore/api</text:p>
          </draw:text-box>
        </draw:frame>
        <draw:frame draw:style-name="gr1" draw:text-style-name="P1" draw:id="id26" draw:layer="layout" svg:width="6.5cm" svg:height="0.963cm" svg:x="31.563cm" svg:y="13.601cm">
          <draw:text-box>
            <text:p text:style-name="P1">scriptingcore/main</text:p>
          </draw:text-box>
        </draw:frame>
        <draw:connector draw:style-name="gr3" draw:text-style-name="P2" draw:layer="layout" draw:type="lines" svg:x1="34.813cm" svg:y1="13.601cm" svg:x2="34.813cm" svg:y2="12.064cm" draw:start-shape="id26" draw:start-glue-point="0" draw:end-shape="id27" draw:end-glue-point="2">
          <text:p text:style-name="P3"/>
        </draw:connector>
        <draw:g draw:id="id28">
          <draw:frame draw:style-name="gr1" draw:text-style-name="P1" draw:layer="layout" svg:width="6.5cm" svg:height="0.963cm" svg:x="49.063cm" svg:y="20.638cm">
            <draw:text-box>
              <text:p text:style-name="P1">scriptingcore/python</text:p>
            </draw:text-box>
          </draw:frame>
          <draw:frame draw:style-name="gr1" draw:text-style-name="P1" draw:layer="layout" svg:width="6.5cm" svg:height="0.963cm" svg:x="49.063cm" svg:y="22.638cm">
            <draw:text-box>
              <text:p text:style-name="P1">scripts</text:p>
            </draw:text-box>
          </draw:frame>
          <draw:frame draw:style-name="gr1" draw:text-style-name="P1" draw:layer="layout" svg:width="6.5cm" svg:height="0.963cm" svg:x="49.063cm" svg:y="21.638cm">
            <draw:text-box>
              <text:p text:style-name="P1">Cxx</text:p>
            </draw:text-box>
          </draw:frame>
        </draw:g>
        <draw:connector draw:style-name="gr3" draw:text-style-name="P2" draw:layer="layout" draw:type="lines" svg:x1="52.313cm" svg:y1="20.638cm" svg:x2="34.813cm" svg:y2="14.564cm" draw:start-shape="id28" draw:start-glue-point="0" draw:end-shape="id26" draw:end-glue-point="2">
          <text:p text:style-name="P3"/>
        </draw:connector>
        <draw:frame draw:style-name="gr1" draw:text-style-name="P1" draw:id="id29" draw:layer="layout" svg:width="5.5cm" svg:height="0.963cm" svg:x="42.563cm" svg:y="20.638cm">
          <draw:text-box>
            <text:p text:style-name="P1">scriptingcore/kjs</text:p>
          </draw:text-box>
        </draw:frame>
        <draw:connector draw:style-name="gr3" draw:text-style-name="P2" draw:layer="layout" draw:type="lines" svg:x1="45.313cm" svg:y1="20.638cm" svg:x2="34.813cm" svg:y2="14.564cm" draw:start-shape="id29" draw:start-glue-point="0" draw:end-shape="id26" draw:end-glue-point="2">
          <text:p text:style-name="P3"/>
        </draw:connector>
        <draw:frame draw:style-name="gr1" draw:text-style-name="P1" draw:id="id30" draw:layer="layout" svg:width="5cm" svg:height="1.675cm" svg:x="38.563cm" svg:y="25.101cm">
          <draw:text-box>
            <text:p text:style-name="P1">scriptingplugins</text:p>
            <text:p text:style-name="P1">/kexidb</text:p>
          </draw:text-box>
        </draw:frame>
        <draw:connector draw:style-name="gr3" draw:text-style-name="P2" draw:layer="layout" draw:type="lines" svg:x1="41.063cm" svg:y1="25.101cm" svg:x2="34.813cm" svg:y2="14.564cm" draw:start-shape="id30" draw:start-glue-point="0" draw:end-shape="id26" draw:end-glue-point="2">
          <text:p text:style-name="P3"/>
        </draw:connector>
        <draw:connector draw:style-name="gr3" draw:text-style-name="P2" draw:layer="layout" draw:type="lines" svg:x1="41.063cm" svg:y1="25.101cm" svg:x2="34.563cm" svg:y2="22.101cm" draw:start-shape="id30" draw:start-glue-point="0" draw:end-shape="id2" draw:end-glue-point="2">
          <text:p text:style-name="P3"/>
        </draw:connector>
        <draw:frame draw:style-name="gr1" draw:text-style-name="P1" draw:id="id31" draw:layer="layout" svg:width="5cm" svg:height="1.675cm" svg:x="45.063cm" svg:y="29.601cm">
          <draw:text-box>
            <text:p text:style-name="P1">scriptingplugins</text:p>
            <text:p text:style-name="P1">/kexiapp</text:p>
          </draw:text-box>
        </draw:frame>
        <draw:connector draw:style-name="gr3" draw:text-style-name="P2" draw:layer="layout" draw:type="lines" svg:x1="47.563cm" svg:y1="29.601cm" svg:x2="27.063cm" svg:y2="25.044cm" draw:start-shape="id31" draw:start-glue-point="0" draw:end-shape="id1" draw:end-glue-point="2">
          <text:p text:style-name="P3"/>
        </draw:connector>
        <draw:connector draw:style-name="gr3" draw:text-style-name="P2" draw:layer="layout" draw:type="lines" svg:x1="47.563cm" svg:y1="29.601cm" svg:x2="34.813cm" svg:y2="14.564cm" draw:start-shape="id31" draw:start-glue-point="0" draw:end-shape="id26" draw:end-glue-point="2">
          <text:p text:style-name="P3"/>
        </draw:connector>
        <draw:frame draw:style-name="gr7" draw:text-style-name="P4" draw:layer="layout" svg:width="14.988cm" svg:height="1.517cm" svg:x="24.575cm" svg:y="6.601cm">
          <draw:text-box>
            <text:p text:style-name="P3"><text:span text:style-name="T1">Kexi Libraries Dependency</text:span></text:p>
          </draw:text-box>
        </draw:frame>
        <draw:connector draw:style-name="gr3" draw:text-style-name="P2" draw:layer="layout" draw:type="lines" svg:x1="27.073cm" svg:y1="49.951cm" svg:x2="27.063cm" svg:y2="48.044cm" draw:start-shape="id32" draw:start-glue-point="0" draw:end-shape="id3" draw:end-glue-point="2">
          <text:p text:style-name="P3"/>
        </draw:connector>
        <draw:connector draw:style-name="gr3" draw:text-style-name="P2" draw:layer="layout" draw:type="lines" svg:x1="27.063cm" svg:y1="24.081cm" svg:x2="34.813cm" svg:y2="14.564cm" draw:start-shape="id1" draw:start-glue-point="0" draw:end-shape="id26" draw:end-glue-point="2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601cm" fo:margin-bottom="0.593cm" fo:margin-left="0.563cm" fo:margin-right="0.631cm" fo:page-width="84.1cm" fo:page-height="118.9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meta:creation-date>2005-09-30T10:17:26</meta:creation-date>
    <dc:date>2005-09-30T22:19:10</dc:date>
    <dc:language>en-US</dc:language>
    <meta:editing-cycles>43</meta:editing-cycles>
    <meta:editing-duration>PT2H7M0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